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5.592cm" fo:min-width="5.342cm"/>
      <style:paragraph-properties style:writing-mode="lr-tb"/>
    </style:style>
    <style:style style:name="gr2" style:family="graphic" style:parent-style-name="standard">
      <style:graphic-properties svg:stroke-color="#000000" draw:fill-color="#ff3838" draw:textarea-horizontal-align="justify" draw:textarea-vertical-align="middle" draw:auto-grow-height="false" fo:min-height="5.592cm" fo:min-width="5.342cm"/>
      <style:paragraph-properties style:writing-mode="lr-tb"/>
    </style:style>
    <style:style style:name="gr3" style:family="graphic" style:parent-style-name="standard">
      <style:graphic-properties svg:stroke-color="#000000" draw:fill-color="#158466" draw:textarea-horizontal-align="justify" draw:textarea-vertical-align="middle" draw:auto-grow-height="false" fo:min-height="5.592cm" fo:min-width="5.34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5.842cm" svg:x="2.54cm" svg:y="1.5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42cm" svg:height="5.842cm" svg:x="10.922cm" svg:y="8.89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842cm" svg:height="5.842cm" svg:x="19.304cm" svg:y="1.778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461cm" svg:y1="7.366cm" svg:x2="10.922cm" svg:y2="11.811cm" draw:start-shape="id1" draw:start-glue-point="2" draw:end-shape="id2" draw:end-glue-point="3" svg:d="M5461 7366c0 2964 1820 4445 5461 4445" svg:viewBox="0 0 5462 4446">
          <text:p/>
        </draw:connector>
        <draw:connector draw:style-name="gr4" draw:text-style-name="P4" draw:layer="layout" draw:type="curve" svg:x1="16.764cm" svg:y1="11.811cm" svg:x2="22.225cm" svg:y2="7.62cm" draw:start-shape="id2" draw:start-glue-point="1" draw:end-shape="id3" draw:end-glue-point="2" svg:d="M16764 11811c3641 0 5461-1397 5461-4191" svg:viewBox="0 0 5462 4192">
          <text:p/>
        </draw:connecto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auricio Vancine</meta:initial-creator>
    <meta:creation-date>2020-04-17T23:31:29.831435631</meta:creation-date>
    <dc:date>2020-04-18T00:26:13.157439597</dc:date>
    <dc:creator>Mauricio Vancine</dc:creator>
    <meta:editing-duration>PT43M37S</meta:editing-duration>
    <meta:editing-cycles>1</meta:editing-cycles>
    <meta:document-statistic meta:object-count="28"/>
    <meta:generator>LibreOffice/6.4.2.2$Linux_X86_64 LibreOffice_project/4e471d8c02c9c90f512f7f9ead8875b57fcb1ec3</meta:generator>
  </office:meta>
</office:document-meta>
</file>